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tyles.xml" manifest:media-type="text/xml"/>
  <manifest:file-entry manifest:full-path="Object 9/settings.xml" manifest:media-type="text/xml"/>
  <manifest:file-entry manifest:full-path="Object 9/" manifest:version="1.2" manifest:media-type="application/vnd.oasis.opendocument.graphics"/>
  <manifest:file-entry manifest:full-path="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tyles.xml" manifest:media-type="text/xml"/>
  <manifest:file-entry manifest:full-path="Object 8/settings.xml" manifest:media-type="text/xml"/>
  <manifest:file-entry manifest:full-path="Object 8/" manifest:version="1.2" manifest:media-type="application/vnd.oasis.opendocument.graphics"/>
  <manifest:file-entry manifest:full-path="Object 7/style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graphics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" manifest:version="1.2" manifest:media-type="application/vnd.oasis.opendocument.graphics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styles.xml" manifest:media-type="text/xml"/>
  <manifest:file-entry manifest:full-path="Object 11/" manifest:version="1.2" manifest:media-type="application/vnd.oasis.opendocument.graphics"/>
  <manifest:file-entry manifest:full-path="Object 6/styles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graphics"/>
  <manifest:file-entry manifest:full-path="Object 12/content.xml" manifest:media-type="text/xml"/>
  <manifest:file-entry manifest:full-path="Object 12/styles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graphics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graphics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graphics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Object 5/styles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graphics"/>
  <manifest:file-entry manifest:full-path="Object 10/style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graphics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047cm" fo:min-width="0.431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87cm" fo:min-width="2.217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407cm" draw:shadow="hidden" draw:shadow-offset-x="0.071cm" draw:shadow-offset-y="0.071cm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5" style:family="graphic" style:parent-style-name="standard">
      <style:graphic-properties svg:stroke-width="0.053cm" svg:stroke-color="#ffffff" draw:marker-start-width="0.279cm" draw:marker-end-width="0.279cm" draw:fill-color="#000000" draw:textarea-vertical-align="middle" draw:auto-grow-height="false" fo:min-height="1.349cm" fo:min-width="1.15cm" fo:padding-top="0.151cm" fo:padding-bottom="0.151cm" fo:padding-left="0.276cm" fo:padding-right="0.276cm" draw:shadow="visible" draw:shadow-offset-x="0.035cm" draw:shadow-offset-y="0.03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-color="#ffffff"/>
      <style:paragraph-properties fo:text-align="center"/>
      <style:text-properties fo:font-size="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6pt" fo:font-weight="bold"/>
    </style:style>
    <style:style style:name="P6" style:family="paragraph">
      <loext:graphic-properties draw:fill-color="#000000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/>
    </style:style>
    <style:style style:name="T3" style:family="text">
      <style:text-properties fo:font-size="2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965cm" svg:height="0.331cm" svg:x="0.136cm" svg:y="1.304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1.101cm" svg:y="1.304cm">
          <text:p text:style-name="P1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2.066cm" svg:y="1.304cm">
          <text:p text:style-name="P1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65cm" svg:height="0.331cm" svg:x="0.136cm" svg:y="1.634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1.101cm" svg:y="1.63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2.066cm" svg:y="1.63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0.137cm" svg:y="1.96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1.102cm" svg:y="1.96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2.067cm" svg:y="1.96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0.137cm" svg:y="2.29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1.102cm" svg:y="2.29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2.067cm" svg:y="2.29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0.136cm" svg:y="2.62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1.101cm" svg:y="2.62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2.066cm" svg:y="2.62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845cm" svg:height="0.965cm" svg:x="0.161cm" svg:y="0.0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2.907cm" svg:height="1.115cm" svg:x="0.125cm" svg:y="0.076cm">
          <draw:text-box>
            <text:p text:style-name="P1"><text:span text:style-name="T3">index</text:span></text:p>
          </draw:text-box>
        </draw:frame>
        <draw:frame draw:style-name="gr4" draw:text-style-name="P1" draw:layer="layout" svg:width="0.3cm" svg:height="0.24cm" svg:x="2.399cm" svg:y="2.00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1" draw:layer="layout" svg:width="0.3cm" svg:height="0.24cm" svg:x="2.399cm" svg:y="1.67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1" draw:layer="layout" svg:width="0.3cm" svg:height="0.24cm" svg:x="2.399cm" svg:y="2.3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1" draw:layer="layout" svg:width="0.3cm" svg:height="0.24cm" svg:x="2.399cm" svg:y="2.6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1" draw:layer="layout" svg:width="0.3cm" svg:height="0.24cm" svg:x="2.117cm" svg:y="1.67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1" draw:layer="layout" svg:width="0.3cm" svg:height="0.24cm" svg:x="2.117cm" svg:y="2.00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1" draw:layer="layout" svg:width="0.3cm" svg:height="0.24cm" svg:x="2.117cm" svg:y="2.3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1" draw:layer="layout" svg:width="0.3cm" svg:height="0.24cm" svg:x="2.117cm" svg:y="2.6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" draw:text-style-name="P1" draw:layer="layout" svg:width="0.3cm" svg:height="0.24cm" svg:x="2.691cm" svg:y="1.67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1" draw:layer="layout" svg:width="0.3cm" svg:height="0.24cm" svg:x="2.691cm" svg:y="2.00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1" draw:layer="layout" svg:width="0.3cm" svg:height="0.24cm" svg:x="2.691cm" svg:y="2.3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1" draw:layer="layout" svg:width="0.3cm" svg:height="0.24cm" svg:x="2.691cm" svg:y="2.67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ustom-shape draw:style-name="gr5" draw:text-style-name="P6" draw:layer="layout" svg:width="1.702cm" svg:height="1.651cm" draw:transform="rotate (1.5707963267949) translate (0.989cm 2.845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lles Mouchard</meta:initial-creator>
    <meta:creation-date>2019-02-12T11:15:28.650283939</meta:creation-date>
    <dc:date>2019-03-01T15:33:19.757261840</dc:date>
    <dc:creator>Gilles Mouchard</dc:creator>
    <meta:editing-duration>PT5H30M23S</meta:editing-duration>
    <meta:editing-cycles>28</meta:editing-cycles>
    <meta:generator>LibreOffice/6.1.5.2$Linux_X86_64 LibreOffice_project/10$Build-2</meta:generator>
    <meta:document-statistic meta:object-count="3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 fo:min-height="1.299cm" fo:min-width="0.11cm" draw:shadow="visible" draw:shadow-offset-x="0.071cm" draw:shadow-offset-y="0.071cm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1.606cm" fo:min-width="0.11cm" draw:shadow="visible" draw:shadow-offset-x="0.071cm" draw:shadow-offset-y="0.071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0.208cm" fo:min-width="0.105cm" draw:shadow="visible" draw:shadow-offset-x="0.071cm" draw:shadow-offset-y="0.071cm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1.025cm" fo:min-width="0.11cm" draw:shadow="visible" draw:shadow-offset-x="0.071cm" draw:shadow-offset-y="0.071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87cm" fo:min-width="1.988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25cm" draw:shadow="hidden" draw:shadow-offset-x="0.071cm" draw:shadow-offset-y="0.071cm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6pt" fo:font-weight="bold"/>
    </style:style>
    <style:style style:name="T1" style:family="text">
      <style:text-properties fo:font-size="2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1cm" svg:height="1.549cm" svg:x="0.148cm" svg:y="1.4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1cm" svg:height="1.856cm" svg:x="1.685cm" svg:y="1.1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05cm" svg:height="0.458cm" svg:x="0.928cm" svg:y="2.5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1cm" svg:height="1.275cm" svg:x="2.447cm" svg:y="1.7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616cm" svg:height="0.965cm" svg:x="0.273cm" svg:y="0.0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2.75cm" svg:height="1.115cm" svg:x="0.187cm" svg:y="0.062cm">
          <draw:text-box>
            <text:p text:style-name="P3"><text:span text:style-name="T1">chart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047cm" fo:min-width="0.431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87cm" fo:min-width="1.988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148cm" draw:shadow="hidden" draw:shadow-offset-x="0.071cm" draw:shadow-offset-y="0.07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-color="#ffffff"/>
      <style:paragraph-properties fo:text-align="center"/>
      <style:text-properties fo:font-size="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6pt" fo:font-weight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/>
    </style:style>
    <style:style style:name="T3" style:family="text">
      <style:text-properties fo:font-size="2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965cm" svg:height="0.331cm" svg:x="0.136cm" svg:y="1.304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1.101cm" svg:y="1.304cm">
          <text:p text:style-name="P1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2.066cm" svg:y="1.304cm">
          <text:p text:style-name="P1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65cm" svg:height="0.331cm" svg:x="0.136cm" svg:y="1.634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1.101cm" svg:y="1.63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2.066cm" svg:y="1.63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0.137cm" svg:y="1.96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1.102cm" svg:y="1.96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2.067cm" svg:y="1.96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0.137cm" svg:y="2.29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1.102cm" svg:y="2.29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2.067cm" svg:y="2.29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0.136cm" svg:y="2.62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1.101cm" svg:y="2.62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2.066cm" svg:y="2.62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616cm" svg:height="0.965cm" svg:x="0.263cm" svg:y="0.0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2.648cm" svg:height="1.115cm" svg:x="0.206cm" svg:y="0.076cm">
          <draw:text-box>
            <text:p text:style-name="P1"><text:span text:style-name="T3">table</text:span></text:p>
          </draw:text-box>
        </draw:frame>
      </draw:page>
    </office:drawing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047cm" fo:min-width="0.431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87cm" fo:min-width="1.988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148cm" draw:shadow="hidden" draw:shadow-offset-x="0.071cm" draw:shadow-offset-y="0.07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-color="#ffffff"/>
      <style:paragraph-properties fo:text-align="center"/>
      <style:text-properties fo:font-size="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6pt" fo:font-weight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/>
    </style:style>
    <style:style style:name="T3" style:family="text">
      <style:text-properties fo:font-size="2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965cm" svg:height="0.331cm" svg:x="0.136cm" svg:y="1.304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1.101cm" svg:y="1.304cm">
          <text:p text:style-name="P1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2.066cm" svg:y="1.304cm">
          <text:p text:style-name="P1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65cm" svg:height="0.331cm" svg:x="0.136cm" svg:y="1.634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1.101cm" svg:y="1.63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2.066cm" svg:y="1.63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0.137cm" svg:y="1.96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1.102cm" svg:y="1.96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2.067cm" svg:y="1.96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0.137cm" svg:y="2.29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1.102cm" svg:y="2.29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2.067cm" svg:y="2.29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0.136cm" svg:y="2.62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1.101cm" svg:y="2.62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2.066cm" svg:y="2.62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616cm" svg:height="0.965cm" svg:x="0.263cm" svg:y="0.0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2.648cm" svg:height="1.115cm" svg:x="0.206cm" svg:y="0.076cm">
          <draw:text-box>
            <text:p text:style-name="P1"><text:span text:style-name="T3">table</text:span></text:p>
          </draw:text-box>
        </draw:frame>
      </draw:page>
    </office:drawing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047cm" fo:min-width="0.431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87cm" fo:min-width="1.988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148cm" draw:shadow="hidden" draw:shadow-offset-x="0.071cm" draw:shadow-offset-y="0.07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-color="#ffffff"/>
      <style:paragraph-properties fo:text-align="center"/>
      <style:text-properties fo:font-size="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6pt" fo:font-weight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/>
    </style:style>
    <style:style style:name="T3" style:family="text">
      <style:text-properties fo:font-size="2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965cm" svg:height="0.331cm" svg:x="0.136cm" svg:y="1.304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1.101cm" svg:y="1.304cm">
          <text:p text:style-name="P1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2.066cm" svg:y="1.304cm">
          <text:p text:style-name="P1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65cm" svg:height="0.331cm" svg:x="0.136cm" svg:y="1.634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1.101cm" svg:y="1.63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2.066cm" svg:y="1.63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0.137cm" svg:y="1.96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1.102cm" svg:y="1.96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2.067cm" svg:y="1.96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0.137cm" svg:y="2.29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1.102cm" svg:y="2.29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2.067cm" svg:y="2.29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0.136cm" svg:y="2.62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1.101cm" svg:y="2.62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2.066cm" svg:y="2.62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616cm" svg:height="0.965cm" svg:x="0.263cm" svg:y="0.0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2.648cm" svg:height="1.115cm" svg:x="0.206cm" svg:y="0.076cm">
          <draw:text-box>
            <text:p text:style-name="P1"><text:span text:style-name="T3">table</text:span></text:p>
          </draw:text-box>
        </draw:frame>
      </draw:page>
    </office:drawing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 fo:min-height="1.299cm" fo:min-width="0.11cm" draw:shadow="visible" draw:shadow-offset-x="0.071cm" draw:shadow-offset-y="0.071cm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1.606cm" fo:min-width="0.11cm" draw:shadow="visible" draw:shadow-offset-x="0.071cm" draw:shadow-offset-y="0.071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0.208cm" fo:min-width="0.105cm" draw:shadow="visible" draw:shadow-offset-x="0.071cm" draw:shadow-offset-y="0.071cm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1.025cm" fo:min-width="0.11cm" draw:shadow="visible" draw:shadow-offset-x="0.071cm" draw:shadow-offset-y="0.071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87cm" fo:min-width="1.988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25cm" draw:shadow="hidden" draw:shadow-offset-x="0.071cm" draw:shadow-offset-y="0.071cm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6pt" fo:font-weight="bold"/>
    </style:style>
    <style:style style:name="T1" style:family="text">
      <style:text-properties fo:font-size="2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1cm" svg:height="1.549cm" svg:x="0.148cm" svg:y="1.4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1cm" svg:height="1.856cm" svg:x="1.685cm" svg:y="1.1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05cm" svg:height="0.458cm" svg:x="0.928cm" svg:y="2.5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1cm" svg:height="1.275cm" svg:x="2.447cm" svg:y="1.7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616cm" svg:height="0.965cm" svg:x="0.273cm" svg:y="0.0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2.75cm" svg:height="1.115cm" svg:x="0.187cm" svg:y="0.062cm">
          <draw:text-box>
            <text:p text:style-name="P3"><text:span text:style-name="T1">chart</text:span>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 fo:min-height="1.299cm" fo:min-width="0.11cm" draw:shadow="visible" draw:shadow-offset-x="0.071cm" draw:shadow-offset-y="0.071cm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1.606cm" fo:min-width="0.11cm" draw:shadow="visible" draw:shadow-offset-x="0.071cm" draw:shadow-offset-y="0.071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0.208cm" fo:min-width="0.105cm" draw:shadow="visible" draw:shadow-offset-x="0.071cm" draw:shadow-offset-y="0.071cm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1.025cm" fo:min-width="0.11cm" draw:shadow="visible" draw:shadow-offset-x="0.071cm" draw:shadow-offset-y="0.071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87cm" fo:min-width="1.988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25cm" draw:shadow="hidden" draw:shadow-offset-x="0.071cm" draw:shadow-offset-y="0.071cm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6pt" fo:font-weight="bold"/>
    </style:style>
    <style:style style:name="T1" style:family="text">
      <style:text-properties fo:font-size="2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1cm" svg:height="1.549cm" svg:x="0.148cm" svg:y="1.4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1cm" svg:height="1.856cm" svg:x="1.685cm" svg:y="1.1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05cm" svg:height="0.458cm" svg:x="0.928cm" svg:y="2.5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1cm" svg:height="1.275cm" svg:x="2.447cm" svg:y="1.7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616cm" svg:height="0.965cm" svg:x="0.273cm" svg:y="0.0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2.75cm" svg:height="1.115cm" svg:x="0.187cm" svg:y="0.062cm">
          <draw:text-box>
            <text:p text:style-name="P3"><text:span text:style-name="T1">chart</text:span></text:p>
          </draw:text-box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 fo:min-height="1.299cm" fo:min-width="0.11cm" draw:shadow="visible" draw:shadow-offset-x="0.071cm" draw:shadow-offset-y="0.071cm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1.606cm" fo:min-width="0.11cm" draw:shadow="visible" draw:shadow-offset-x="0.071cm" draw:shadow-offset-y="0.071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0.208cm" fo:min-width="0.105cm" draw:shadow="visible" draw:shadow-offset-x="0.071cm" draw:shadow-offset-y="0.071cm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1.025cm" fo:min-width="0.11cm" draw:shadow="visible" draw:shadow-offset-x="0.071cm" draw:shadow-offset-y="0.071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87cm" fo:min-width="1.988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25cm" draw:shadow="hidden" draw:shadow-offset-x="0.071cm" draw:shadow-offset-y="0.071cm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6pt" fo:font-weight="bold"/>
    </style:style>
    <style:style style:name="T1" style:family="text">
      <style:text-properties fo:font-size="2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1cm" svg:height="1.549cm" svg:x="0.148cm" svg:y="1.4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1cm" svg:height="1.856cm" svg:x="1.685cm" svg:y="1.1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05cm" svg:height="0.458cm" svg:x="0.928cm" svg:y="2.5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1cm" svg:height="1.275cm" svg:x="2.447cm" svg:y="1.7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616cm" svg:height="0.965cm" svg:x="0.273cm" svg:y="0.0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2.75cm" svg:height="1.115cm" svg:x="0.187cm" svg:y="0.062cm">
          <draw:text-box>
            <text:p text:style-name="P3"><text:span text:style-name="T1">chart</text:span></text:p>
          </draw:text-box>
        </draw:frame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87cm" fo:min-width="1.861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047cm" fo:min-width="0.431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178cm" draw:shadow="hidden" draw:shadow-offset-x="0.071cm" draw:shadow-offset-y="0.07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-color="#ffffff"/>
      <style:paragraph-properties fo:text-align="center"/>
      <style:text-properties fo:font-size="8pt"/>
    </style:style>
    <style:style style:name="P5" style:family="paragraph">
      <loext:graphic-properties draw:fill="none" draw:fill-color="#ffffff"/>
      <style:paragraph-properties fo:text-align="center"/>
      <style:text-properties fo:font-size="26pt" fo:font-weight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/>
    </style:style>
    <style:style style:name="T3" style:family="text">
      <style:text-properties fo:font-size="2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89cm" svg:height="0.965cm" svg:x="0.314cm" svg:y="0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965cm" svg:height="0.331cm" svg:x="0.136cm" svg:y="1.304cm">
          <text:p text:style-name="P2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0.965cm" svg:height="0.331cm" svg:x="1.101cm" svg:y="1.304cm">
          <text:p text:style-name="P2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2.066cm" svg:y="1.304cm">
          <text:p text:style-name="P2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65cm" svg:height="0.331cm" svg:x="0.136cm" svg:y="1.634cm">
          <text:p text:style-name="P2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0.965cm" svg:height="0.331cm" svg:x="1.101cm" svg:y="1.63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2.066cm" svg:y="1.63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0.137cm" svg:y="1.964cm">
          <text:p text:style-name="P2"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0.965cm" svg:height="0.331cm" svg:x="1.102cm" svg:y="1.96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2.067cm" svg:y="1.96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0.137cm" svg:y="2.294cm">
          <text:p text:style-name="P2"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0.965cm" svg:height="0.331cm" svg:x="1.102cm" svg:y="2.29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2.067cm" svg:y="2.29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0.136cm" svg:y="2.624cm">
          <text:p text:style-name="P2"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0.965cm" svg:height="0.331cm" svg:x="1.101cm" svg:y="2.62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2.066cm" svg:y="2.62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678cm" svg:height="1.115cm" svg:x="0.201cm" svg:y="0.037cm">
          <draw:text-box>
            <text:p text:style-name="P2"><text:span text:style-name="T3">@PC</text:span></text:p>
          </draw:text-box>
        </draw:frame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87cm" fo:min-width="1.861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047cm" fo:min-width="0.431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178cm" draw:shadow="hidden" draw:shadow-offset-x="0.071cm" draw:shadow-offset-y="0.07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-color="#ffffff"/>
      <style:paragraph-properties fo:text-align="center"/>
      <style:text-properties fo:font-size="8pt"/>
    </style:style>
    <style:style style:name="P5" style:family="paragraph">
      <loext:graphic-properties draw:fill="none" draw:fill-color="#ffffff"/>
      <style:paragraph-properties fo:text-align="center"/>
      <style:text-properties fo:font-size="26pt" fo:font-weight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/>
    </style:style>
    <style:style style:name="T3" style:family="text">
      <style:text-properties fo:font-size="2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89cm" svg:height="0.965cm" svg:x="0.314cm" svg:y="0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965cm" svg:height="0.331cm" svg:x="0.136cm" svg:y="1.304cm">
          <text:p text:style-name="P2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0.965cm" svg:height="0.331cm" svg:x="1.101cm" svg:y="1.304cm">
          <text:p text:style-name="P2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2.066cm" svg:y="1.304cm">
          <text:p text:style-name="P2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65cm" svg:height="0.331cm" svg:x="0.136cm" svg:y="1.634cm">
          <text:p text:style-name="P2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0.965cm" svg:height="0.331cm" svg:x="1.101cm" svg:y="1.63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2.066cm" svg:y="1.63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0.137cm" svg:y="1.964cm">
          <text:p text:style-name="P2"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0.965cm" svg:height="0.331cm" svg:x="1.102cm" svg:y="1.96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2.067cm" svg:y="1.96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0.137cm" svg:y="2.294cm">
          <text:p text:style-name="P2"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0.965cm" svg:height="0.331cm" svg:x="1.102cm" svg:y="2.29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2.067cm" svg:y="2.29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0.136cm" svg:y="2.624cm">
          <text:p text:style-name="P2"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0.965cm" svg:height="0.331cm" svg:x="1.101cm" svg:y="2.62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2.066cm" svg:y="2.62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678cm" svg:height="1.115cm" svg:x="0.201cm" svg:y="0.037cm">
          <draw:text-box>
            <text:p text:style-name="P2"><text:span text:style-name="T3">@PC</text:span></text:p>
          </draw:text-box>
        </draw:frame>
      </draw:page>
    </office:drawing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87cm" fo:min-width="1.861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047cm" fo:min-width="0.431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178cm" draw:shadow="hidden" draw:shadow-offset-x="0.071cm" draw:shadow-offset-y="0.07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-color="#ffffff"/>
      <style:paragraph-properties fo:text-align="center"/>
      <style:text-properties fo:font-size="8pt"/>
    </style:style>
    <style:style style:name="P5" style:family="paragraph">
      <loext:graphic-properties draw:fill="none" draw:fill-color="#ffffff"/>
      <style:paragraph-properties fo:text-align="center"/>
      <style:text-properties fo:font-size="26pt" fo:font-weight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/>
    </style:style>
    <style:style style:name="T3" style:family="text">
      <style:text-properties fo:font-size="2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89cm" svg:height="0.965cm" svg:x="0.314cm" svg:y="0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965cm" svg:height="0.331cm" svg:x="0.136cm" svg:y="1.304cm">
          <text:p text:style-name="P2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0.965cm" svg:height="0.331cm" svg:x="1.101cm" svg:y="1.304cm">
          <text:p text:style-name="P2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2.066cm" svg:y="1.304cm">
          <text:p text:style-name="P2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65cm" svg:height="0.331cm" svg:x="0.136cm" svg:y="1.634cm">
          <text:p text:style-name="P2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0.965cm" svg:height="0.331cm" svg:x="1.101cm" svg:y="1.63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2.066cm" svg:y="1.63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0.137cm" svg:y="1.964cm">
          <text:p text:style-name="P2"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0.965cm" svg:height="0.331cm" svg:x="1.102cm" svg:y="1.96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2.067cm" svg:y="1.96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0.137cm" svg:y="2.294cm">
          <text:p text:style-name="P2"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0.965cm" svg:height="0.331cm" svg:x="1.102cm" svg:y="2.29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2.067cm" svg:y="2.29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0.136cm" svg:y="2.624cm">
          <text:p text:style-name="P2"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0.965cm" svg:height="0.331cm" svg:x="1.101cm" svg:y="2.62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2.066cm" svg:y="2.62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678cm" svg:height="1.115cm" svg:x="0.201cm" svg:y="0.037cm">
          <draw:text-box>
            <text:p text:style-name="P2"><text:span text:style-name="T3">@PC</text:span></text:p>
          </draw:text-box>
        </draw:frame>
      </draw:page>
    </office:drawing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87cm" fo:min-width="1.861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047cm" fo:min-width="0.431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178cm" draw:shadow="hidden" draw:shadow-offset-x="0.071cm" draw:shadow-offset-y="0.07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-color="#ffffff"/>
      <style:paragraph-properties fo:text-align="center"/>
      <style:text-properties fo:font-size="8pt"/>
    </style:style>
    <style:style style:name="P5" style:family="paragraph">
      <loext:graphic-properties draw:fill="none" draw:fill-color="#ffffff"/>
      <style:paragraph-properties fo:text-align="center"/>
      <style:text-properties fo:font-size="26pt" fo:font-weight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/>
    </style:style>
    <style:style style:name="T3" style:family="text">
      <style:text-properties fo:font-size="2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89cm" svg:height="0.965cm" svg:x="0.314cm" svg:y="0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965cm" svg:height="0.331cm" svg:x="0.136cm" svg:y="1.304cm">
          <text:p text:style-name="P2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0.965cm" svg:height="0.331cm" svg:x="1.101cm" svg:y="1.304cm">
          <text:p text:style-name="P2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2.066cm" svg:y="1.304cm">
          <text:p text:style-name="P2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65cm" svg:height="0.331cm" svg:x="0.136cm" svg:y="1.634cm">
          <text:p text:style-name="P2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0.965cm" svg:height="0.331cm" svg:x="1.101cm" svg:y="1.63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2.066cm" svg:y="1.63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0.137cm" svg:y="1.964cm">
          <text:p text:style-name="P2"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0.965cm" svg:height="0.331cm" svg:x="1.102cm" svg:y="1.96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2.067cm" svg:y="1.96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0.137cm" svg:y="2.294cm">
          <text:p text:style-name="P2"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0.965cm" svg:height="0.331cm" svg:x="1.102cm" svg:y="2.29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2.067cm" svg:y="2.29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0.136cm" svg:y="2.624cm">
          <text:p text:style-name="P2"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0.965cm" svg:height="0.331cm" svg:x="1.101cm" svg:y="2.62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2.066cm" svg:y="2.62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678cm" svg:height="1.115cm" svg:x="0.201cm" svg:y="0.037cm">
          <draw:text-box>
            <text:p text:style-name="P2"><text:span text:style-name="T3">@PC</text:span></text:p>
          </draw:text-box>
        </draw:frame>
      </draw:page>
    </office:drawing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047cm" fo:min-width="0.431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87cm" fo:min-width="1.988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148cm" draw:shadow="hidden" draw:shadow-offset-x="0.071cm" draw:shadow-offset-y="0.07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-color="#ffffff"/>
      <style:paragraph-properties fo:text-align="center"/>
      <style:text-properties fo:font-size="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6pt" fo:font-weight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/>
    </style:style>
    <style:style style:name="T3" style:family="text">
      <style:text-properties fo:font-size="2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965cm" svg:height="0.331cm" svg:x="0.136cm" svg:y="1.304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1.101cm" svg:y="1.304cm">
          <text:p text:style-name="P1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2.066cm" svg:y="1.304cm">
          <text:p text:style-name="P1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65cm" svg:height="0.331cm" svg:x="0.136cm" svg:y="1.634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1.101cm" svg:y="1.63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2.066cm" svg:y="1.63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0.137cm" svg:y="1.96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1.102cm" svg:y="1.96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2.067cm" svg:y="1.96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0.137cm" svg:y="2.29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1.102cm" svg:y="2.29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2.067cm" svg:y="2.29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0.136cm" svg:y="2.62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1.101cm" svg:y="2.62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2.066cm" svg:y="2.62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616cm" svg:height="0.965cm" svg:x="0.263cm" svg:y="0.0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2.648cm" svg:height="1.115cm" svg:x="0.206cm" svg:y="0.076cm">
          <draw:text-box>
            <text:p text:style-name="P1"><text:span text:style-name="T3">table</text:span></text:p>
          </draw:text-box>
        </draw:frame>
      </draw:page>
    </office:drawing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